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office:font-face-decls>
  <office:automatic-styles>
    <style:style style:name="P1" style:family="paragraph" style:parent-style-name="Standard">
      <style:paragraph-properties fo:margin-left="0in" fo:margin-right="0in" fo:orphans="2" fo:widows="2" fo:text-indent="0in" style:auto-text-indent="false"/>
      <style:text-properties fo:font-variant="normal" fo:text-transform="none" fo:color="#000000" loext:opacity="100%" style:font-name="Times New Roman" fo:font-size="14pt" fo:letter-spacing="normal" fo:font-style="normal" fo:font-weight="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acedonia latebatur maxime super hodiernum septentrionalem Graeciam. Sub imperio Philippi II, qui titulum Basileus gerebat, Macedonia ex regno regionaliter insignificanti ad potestatem dominantem in regione Graeca evoluta est. Philippus II militares expeditiones felices contra "barbaros" vicinos in septentrione gessit et influentiae spatium Foederis Corinthii/Hellenici ampliavit, se ipsum ut Hegemonem constituens. Praeterea, in exercitu Macedonico reformas magni momenti induxit, inter quas creationem phalangis Macedonicae. Haec phalanx ut unitas decisiva probata est, quae civitati antea ut retrograda visae auxilium praebuit, ut de vicinis potentioribus victorias obtineret. Praeparationes Philippi II fundamentum posuerunt pro imperio posteriori Alexandri Magni. Hoc non solum praepotentiam Macedonicam super Graeciam confirmavit, sed etiam ad expansionem Hellenisticam usque ad Bactriam in oriente duxit. Philippus II anno 382 ante Christum natum est et anno 368 ante Christum ut heres throni nominatus. Rex autem factus est primo anno 359 ante Christum cum ex asylo rediit. In asylum ire coactus est quia in Macedonia relativum chaos politicum erat. Post reditum ex exilio, Philippus II ad modernizationem Macedoniae coepit, ut eam ad expansionem futuram praepararet. Hoc non solum militares reformas, ut introductionem phalangis Macedoniae, includebat. Phalanx Macedonica specialis erat in eo quod, pro dory, sarissa uti speari. Sarissa multo longior quam dory erat, quod contra hostiles equites utile erat. Tamen, Philippus II a suo proprio custode corporis, Pausania, XXI Octobris anno 336 ante Christum occisus est, cum annos XLVI natus esset. Successor eius filius eius, Alexander Magnus, factus es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23T20:09:50.790820575</meta:creation-date>
    <dc:date>2024-03-23T20:10:40.479344174</dc:date>
    <meta:editing-duration>PT50S</meta:editing-duration>
    <meta:editing-cycles>1</meta:editing-cycles>
    <meta:document-statistic meta:table-count="0" meta:image-count="0" meta:object-count="0" meta:page-count="1" meta:paragraph-count="1" meta:word-count="235" meta:character-count="1715" meta:non-whitespace-character-count="1481"/>
    <meta:generator>LibreOffice/7.3.7.2$Linux_X86_64 LibreOffice_project/30$Build-2</meta:generator>
  </office:meta>
</office:document-meta>
</file>